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hatch" draw:fill-color="#99ccff" draw:fill-hatch-name="Black_20_45_20_Degrees" draw:fill-hatch-solid="fals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ott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text-properties fo:font-size="13pt"/>
    </style:style>
    <style:style style:name="T1" style:family="text">
      <style:text-properties fo:font-size="14pt"/>
    </style:style>
    <style:style style:name="T2" style:family="text">
      <style:text-properties fo:font-size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0.5cm" svg:x="4.5cm" svg:y="12.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0.5cm" svg:x="6.5cm" svg:y="12.5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16.5cm" svg:y="12.5cm"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5cm" svg:height="0.831cm" svg:x="4.5cm" svg:y="11.5cm">
          <draw:text-box>
            <text:p text:style-name="P2"><text:span text:style-name="T1">Computador 1</text:span></text:p>
          </draw:text-box>
        </draw:frame>
        <draw:custom-shape draw:style-name="gr1" draw:text-style-name="P1" draw:layer="layout" svg:width="12cm" svg:height="0.5cm" svg:x="4.5cm" svg:y="14.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0.5cm" svg:x="10cm" svg:y="14.5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16.5cm" svg:y="14.5cm"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5cm" svg:height="0.831cm" svg:x="4.5cm" svg:y="13.5cm">
          <draw:text-box>
            <text:p text:style-name="P2"><text:span text:style-name="T1">Computador 2</text:span></text:p>
          </draw:text-box>
        </draw:frame>
        <draw:custom-shape draw:style-name="gr1" draw:text-style-name="P1" draw:layer="layout" svg:width="12cm" svg:height="0.5cm" svg:x="4.5cm" svg:y="16.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15.5cm" svg:y="16.5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16.5cm" svg:y="16.5cm"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5cm" svg:height="0.831cm" svg:x="4.5cm" svg:y="15.5cm">
          <draw:text-box>
            <text:p text:style-name="P2"><text:span text:style-name="T1">Computador 3</text:span></text:p>
          </draw:text-box>
        </draw:frame>
        <draw:custom-shape draw:style-name="gr1" draw:text-style-name="P1" draw:layer="layout" svg:width="13.5cm" svg:height="0.5cm" svg:x="4.5cm" svg:y="18.5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18cm" svg:y="18.5cm"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5cm" svg:height="0.831cm" svg:x="4.5cm" svg:y="17.5cm">
          <draw:text-box>
            <text:p text:style-name="P2"><text:span text:style-name="T1">Computador 4</text:span></text:p>
          </draw:text-box>
        </draw:frame>
        <draw:custom-shape draw:style-name="gr5" draw:text-style-name="P1" draw:layer="layout" svg:width="1cm" svg:height="12.5cm" draw:transform="rotate (1.5707963267946) translate (4.5cm 21cm)">
          <text:p text:style-name="P2"/>
          <draw:enhanced-geometry svg:viewBox="0 0 21600 21600" draw:glue-points="21600 0 0 10800 21600 21600" draw:text-areas="13800 ?f9 21600 ?f10" draw:type="left-brace" draw:modifiers="1002.1598272138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4" draw:layer="layout" svg:width="4.955cm" svg:height="1.309cm" svg:x="8.483cm" svg:y="21.169cm">
          <draw:text-box>
            <text:p text:style-name="P2"><text:span text:style-name="T2">Tempo equivalente</text:span><text:span text:style-name="T2"><text:line-break/></text:span><text:span text:style-name="T2">à varredura vertical</text:span></text:p>
          </draw:text-box>
        </draw:frame>
        <draw:line draw:style-name="gr7" draw:text-style-name="P1" draw:layer="layout" svg:x1="4.5cm" svg:y1="20cm" svg:x2="4.5cm" svg:y2="12.5cm">
          <text:p text:style-name="P2"/>
        </draw:line>
        <draw:line draw:style-name="gr7" draw:text-style-name="P1" draw:layer="layout" svg:x1="17cm" svg:y1="20cm" svg:x2="17cm" svg:y2="12.5cm">
          <text:p text:style-name="P2"/>
        </draw:line>
        <draw:custom-shape draw:style-name="gr1" draw:text-style-name="P1" draw:layer="layout" svg:width="0.5cm" svg:height="0.5cm" svg:x="12.5cm" svg:y="2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12.5cm" svg:y="25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12.5cm" svg:y="26cm">
          <text:p text:style-name="P2"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746cm" svg:height="0.78cm" svg:x="13.1cm" svg:y="23.9cm">
          <draw:text-box>
            <text:p text:style-name="P2"><text:span text:style-name="T2">Emulando</text:span></text:p>
          </draw:text-box>
        </draw:frame>
        <draw:frame draw:style-name="gr6" draw:text-style-name="P4" draw:layer="layout" svg:width="3.237cm" svg:height="0.78cm" svg:x="13.123cm" svg:y="24.92cm">
          <draw:text-box>
            <text:p text:style-name="P2"><text:span text:style-name="T2">Aguardando</text:span></text:p>
          </draw:text-box>
        </draw:frame>
        <draw:frame draw:style-name="gr6" draw:text-style-name="P4" draw:layer="layout" svg:width="4.558cm" svg:height="0.78cm" svg:x="13.123cm" svg:y="25.82cm">
          <draw:text-box>
            <text:p text:style-name="P2"><text:span text:style-name="T2">Atualizando a tela</text:span></text:p>
          </draw:text-box>
        </draw:frame>
        <draw:custom-shape draw:style-name="gr1" draw:text-style-name="P1" draw:layer="layout" svg:width="6cm" svg:height="3.5cm" svg:x="12cm" svg:y="23.5cm">
          <text:p text:style-name="P2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andre</meta:initial-creator>
    <meta:creation-date>2006-10-29T11:44:05</meta:creation-date>
    <dc:creator>andre</dc:creator>
    <dc:date>2006-11-12T10:29:28</dc:date>
    <dc:language>pt-BR</dc:language>
    <meta:editing-cycles>3</meta:editing-cycles>
    <meta:editing-duration>PT8M18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